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wthList.decorate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thList.Growth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thList.addAll( int index ,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wthList.GrowthList(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rowthList.Grow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wthList.add( int index ,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wthList.set( int index ,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